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1">
      <style:paragraph-properties fo:break-before="page"/>
    </style:style>
    <style:style style:name="P10" style:family="paragraph" style:parent-style-name="Standard" style:master-page-name="First_20_Page">
      <style:paragraph-properties style:page-number="auto"/>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style:text-underline-style="none"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draw:frame draw:style-name="fr2" draw:name="Grafik2" text:anchor-type="paragraph" svg:width="10.088cm" svg:height="3.459cm" draw:z-index="2"><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Search</text:p>
      <text:p text:style-name="P3">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uche<text:tab/>3</text:p>
          <text:p text:style-name="P5">Settings<text:tab/>3</text:p>
          <text:p text:style-name="P5">Template-API<text:tab/>3</text:p>
        </text:index-body>
      </text:table-of-content>
      <text:p text:style-name="Text_20_body"><text:span text:style-name="Standardtext"><text:span text:style-name="T4"/></text:span></text:p>
      <text:h text:style-name="Heading_20_1" text:outline-level="1"><text:span text:style-name="Standardtext"><text:span text:style-name="T1">Suche</text:span></text:span></text:h>
      <text:p text:style-name="Text_20_body"><text:span text:style-name="Standardtext">Das Modul Suche bietet eine Suchfunktion für das Portal.</text:span></text:p>
      <text:p text:style-name="Text_20_body"><text:span text:style-name="Standardtext">In Version 2.2 wurde die Architektur der Suche grundlegend überarbeitet. Die Suche ist nun nach dem „plug-n-play“-Prinzip aufgebaut. Jedes Modul bringt ein eigenes Such-Plugin mit, welches unter /portal/searchplugins/ abgelegt wird.</text:span></text:p>
      <text:p text:style-name="Text_20_body"><text:span text:style-name="Standardtext">Sofern man keine eigenen Module in das System einbindet, ist aber nur das Plugin der Pages interessant, genauer gesagt die Datei „class_modul_pages_search.php“. Hat man nun ein eigenes Seitenelement entwickelt und möchte, dass dieses ebenfalls durchsucht werden soll, so muss man lediglich ein paar Zeilen in der Datei einfügen. Im ersten Drittel der Datei, im Konstruktor der Klasse, werden im Array $arrSearch alle Tabellen samt Spalten definiert, die das Plugin durchsuchen soll.</text:span></text:p>
      <text:p text:style-name="Text_20_body"><text:span text:style-name="Standardtext">Eine eigene Tabelle müsste also nach dem Schema<text:line-break/>$arrSearch["pages_elements"]["table_to_search"][] = "row_to_search";<text:line-break/>hinzugefügt werden.</text:span></text:p>
      <text:p text:style-name="Text_20_body"><text:span text:style-name="Standardtext">Das war schon alles!</text:span></text:p>
      <text:p text:style-name="Text_20_body"><text:span text:style-name="Standardtext"><text:span text:style-name="T3">Hinweis</text:span></text:span><text:span text:style-name="Standardtext"><text:span text:style-name="T2">: Verwendet ein weiteres Seitenelement eine Tabelle, die schon in der Datei definiert wurde, so muss diese NICHT erneut hinzugefügt werden.</text:span></text:span></text:p>
      <text:h text:style-name="Heading_20_2" text:outline-level="2"><text:span text:style-name="Standardtext"><text:span text:style-name="T1">Settings</text:span></text:span></text:h>
      <text:p text:style-name="Text_20_body"><text:span text:style-name="Standardtext"><text:span text:style-name="T2">Keine vorhanden</text:span></text:span></text:p>
      <text:h text:style-name="Heading_20_2" text:outline-level="2"><text:span text:style-name="Standardtext"><text:span text:style-name="T1">Template-API</text:span></text:span></text:h>
      <text:p text:style-name="Text_20_body"><text:span text:style-name="Standardtext"><text:span text:style-name="T2">Abschnitt „search_form“:</text:span></text:span></text:p>
      <text:list xml:id="list1737445376" text:style-name="L1">
        <text:list-item>
          <text:p text:style-name="P6"><text:span text:style-name="Standardtext"><text:span text:style-name="T2">action</text:span></text:span></text:p>
        </text:list-item>
        <text:list-item>
          <text:p text:style-name="P6"><text:span text:style-name="Standardtext"><text:span text:style-name="T2">suche_term</text:span></text:span></text:p>
        </text:list-item>
      </text:list>
      <text:p text:style-name="Text_20_body"><text:span text:style-name="Standardtext"><text:span text:style-name="T2">Abschnitt „search_hitlist“:</text:span></text:span></text:p>
      <text:list xml:id="list1497908382" text:style-name="L2">
        <text:list-item>
          <text:p text:style-name="P7"><text:span text:style-name="Standardtext"><text:span text:style-name="T2">hitlist</text:span></text:span></text:p>
        </text:list-item>
        <text:list-item>
          <text:p text:style-name="P7"><text:span text:style-name="Standardtext"><text:span text:style-name="T2">search_term</text:span></text:span></text:p>
        </text:list-item>
        <text:list-item>
          <text:p text:style-name="P7"><text:span text:style-name="Standardtext"><text:span text:style-name="T2">search_nrresults</text:span></text:span></text:p>
        </text:list-item>
        <text:list-item>
          <text:p text:style-name="P7"><text:span text:style-name="Standardtext"><text:span text:style-name="T2">link_forward</text:span></text:span></text:p>
        </text:list-item>
        <text:list-item>
          <text:p text:style-name="P7"><text:span text:style-name="Standardtext"><text:span text:style-name="T2">link_back</text:span></text:span></text:p>
        </text:list-item>
        <text:list-item>
          <text:p text:style-name="P7"><text:span text:style-name="Standardtext"><text:span text:style-name="T2">link_overview</text:span></text:span></text:p>
        </text:list-item>
      </text:list>
      <text:p text:style-name="Text_20_body"><text:span text:style-name="Standardtext"><text:span text:style-name="T2">Abschnitt „search_hitlist_hit“:</text:span></text:span></text:p>
      <text:list xml:id="list1110569242" text:style-name="L3">
        <text:list-item>
          <text:p text:style-name="P8"><text:span text:style-name="Standardtext"><text:span text:style-name="T2">page_link</text:span></text:span></text:p>
        </text:list-item>
        <text:list-item>
          <text:p text:style-name="P8"><text:span text:style-name="Standardtext"><text:span text:style-name="T2">page_description</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1"><draw:image xlink:href="Pictures/2000008B00005C3700001F9FF6B393F5.svm" xlink:type="simple" xlink:show="embed" xlink:actuate="onLoad"/></draw:frame><text:subject/>Kajona V3 | <text:chapter text:display="number-and-name" text:outline-level="2">Suche</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4:55</dc:date>
    <meta:printed-by>Stefan Idler</meta:printed-by>
    <meta:print-date>2008-07-15T22:05:31</meta:print-date>
    <meta:editing-cycles>335</meta:editing-cycles>
    <meta:editing-duration>PT13H57M6S</meta:editing-duration>
    <meta:document-statistic meta:table-count="0" meta:image-count="2" meta:object-count="0" meta:page-count="3" meta:paragraph-count="33" meta:word-count="208" meta:character-count="1473"/>
    <meta:user-defined meta:name="Info 1"/>
    <meta:user-defined meta:name="Info 2"/>
    <meta:user-defined meta:name="Info 3"/>
    <meta:user-defined meta:name="Info 4"/>
  </office:meta>
</office:document-meta>
</file>